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Linienende_20_1" draw:marker-end="Linienende_20_1" draw:fill="none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6cm" svg:y1="8cm" svg:x2="18cm" svg:y2="8cm">
          <text:p/>
        </draw:line>
        <draw:frame draw:style-name="gr2" draw:text-style-name="P2" draw:layer="layout" svg:width="1.844cm" svg:height="0.683cm" svg:x="18.2cm" svg:y="7.717cm">
          <draw:text-box>
            <text:p text:style-name="P2">Surface</text:p>
          </draw:text-box>
        </draw:frame>
        <draw:line draw:style-name="gr3" draw:text-style-name="P1" draw:layer="layout" svg:x1="8cm" svg:y1="7.2cm" svg:x2="8cm" svg:y2="8cm">
          <text:p/>
        </draw:line>
        <draw:line draw:style-name="gr3" draw:text-style-name="P1" draw:layer="layout" svg:x1="9.996cm" svg:y1="7.199cm" svg:x2="9.996cm" svg:y2="7.999cm">
          <text:p/>
        </draw:line>
        <draw:line draw:style-name="gr3" draw:text-style-name="P1" draw:layer="layout" svg:x1="14.015cm" svg:y1="7.198cm" svg:x2="14.015cm" svg:y2="7.998cm">
          <text:p/>
        </draw:line>
        <draw:line draw:style-name="gr3" draw:text-style-name="P1" draw:layer="layout" svg:x1="15.988cm" svg:y1="7.197cm" svg:x2="15.988cm" svg:y2="7.997cm">
          <text:p/>
        </draw:line>
        <draw:frame draw:style-name="gr2" draw:text-style-name="P2" draw:layer="layout" svg:width="0.781cm" svg:height="0.683cm" svg:x="15.6cm" svg:y="6.518cm">
          <draw:text-box>
            <text:p text:style-name="P2">N</text:p>
          </draw:text-box>
        </draw:frame>
        <draw:frame draw:style-name="gr2" draw:text-style-name="P2" draw:layer="layout" svg:width="0.828cm" svg:height="0.683cm" svg:x="13.601cm" svg:y="6.519cm">
          <draw:text-box>
            <text:p text:style-name="P2">M</text:p>
          </draw:text-box>
        </draw:frame>
        <draw:frame draw:style-name="gr2" draw:text-style-name="P2" draw:layer="layout" svg:width="0.76cm" svg:height="0.683cm" svg:x="9.625cm" svg:y="6.52cm">
          <draw:text-box>
            <text:p text:style-name="P2">B</text:p>
          </draw:text-box>
        </draw:frame>
        <draw:frame draw:style-name="gr2" draw:text-style-name="P2" draw:layer="layout" svg:width="0.76cm" svg:height="0.683cm" svg:x="7.649cm" svg:y="6.521cm">
          <draw:text-box>
            <text:p text:style-name="P2">A</text:p>
          </draw:text-box>
        </draw:frame>
        <draw:line draw:style-name="gr4" draw:text-style-name="P1" draw:layer="layout" svg:x1="10cm" svg:y1="8.4cm" svg:x2="16cm" svg:y2="8.4cm">
          <text:p/>
        </draw:line>
        <draw:line draw:style-name="gr4" draw:text-style-name="P1" draw:layer="layout" svg:x1="8.054cm" svg:y1="9.169cm" svg:x2="15.954cm" svg:y2="9.169cm">
          <text:p/>
        </draw:line>
        <draw:line draw:style-name="gr4" draw:text-style-name="P1" draw:layer="layout" svg:x1="8cm" svg:y1="10.885cm" svg:x2="14cm" svg:y2="10.885cm">
          <text:p/>
        </draw:line>
        <draw:line draw:style-name="gr4" draw:text-style-name="P1" draw:layer="layout" svg:x1="10cm" svg:y1="10cm" svg:x2="14cm" svg:y2="10cm">
          <text:p/>
        </draw:line>
        <draw:frame draw:style-name="gr5" draw:layer="layout" svg:width="0.535cm" svg:height="0.53cm" svg:x="11.749cm" svg:y="8.4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535cm" svg:height="0.53cm" svg:x="11.75cm" svg:y="9.2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35cm" svg:height="0.53cm" svg:x="11.751cm" svg:y="10.03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552cm" svg:height="0.53cm" svg:x="11.752cm" svg:y="10.9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1" draw:layer="layout" svg:x1="8cm" svg:y1="6.4cm" svg:x2="8cm" svg:y2="6cm">
          <text:p/>
        </draw:line>
        <draw:line draw:style-name="gr6" draw:text-style-name="P1" draw:layer="layout" svg:x1="9.999cm" svg:y1="6.399cm" svg:x2="9.999cm" svg:y2="5.999cm">
          <text:p/>
        </draw:line>
        <draw:line draw:style-name="gr6" draw:text-style-name="P1" draw:layer="layout" svg:x1="8cm" svg:y1="6cm" svg:x2="8.4cm" svg:y2="6cm">
          <text:p/>
        </draw:line>
        <draw:line draw:style-name="gr6" draw:text-style-name="P1" draw:layer="layout" svg:x1="9.591cm" svg:y1="5.999cm" svg:x2="9.991cm" svg:y2="5.999cm">
          <text:p/>
        </draw:line>
        <draw:line draw:style-name="gr6" draw:text-style-name="P1" draw:layer="layout" svg:x1="13.992cm" svg:y1="6.4cm" svg:x2="13.992cm" svg:y2="6cm">
          <text:p/>
        </draw:line>
        <draw:line draw:style-name="gr6" draw:text-style-name="P1" draw:layer="layout" svg:x1="15.991cm" svg:y1="6.399cm" svg:x2="15.991cm" svg:y2="5.999cm">
          <text:p/>
        </draw:line>
        <draw:line draw:style-name="gr6" draw:text-style-name="P1" draw:layer="layout" svg:x1="13.992cm" svg:y1="6cm" svg:x2="14.392cm" svg:y2="6cm">
          <text:p/>
        </draw:line>
        <draw:line draw:style-name="gr6" draw:text-style-name="P1" draw:layer="layout" svg:x1="15.583cm" svg:y1="5.999cm" svg:x2="15.983cm" svg:y2="5.999cm">
          <text:p/>
        </draw:line>
        <draw:frame draw:style-name="gr2" draw:text-style-name="P3" draw:layer="layout" svg:width="0.612cm" svg:height="0.683cm" svg:x="8.603cm" svg:y="5.622cm">
          <draw:text-box>
            <text:p text:style-name="P3"><text:span text:style-name="T1">I</text:span></text:p>
          </draw:text-box>
        </draw:frame>
        <draw:frame draw:style-name="gr2" draw:text-style-name="P3" draw:layer="layout" svg:width="0.781cm" svg:height="0.683cm" svg:x="14.657cm" svg:y="5.623cm">
          <draw:text-box>
            <text:p text:style-name="P3"><text:span text:style-name="T1">U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nik Fassmer</meta:initial-creator>
    <meta:creation-date>2015-06-16T11:59:30</meta:creation-date>
    <dc:date>2015-06-16T12:13:44</dc:date>
    <dc:creator>Jannik Fassmer</dc:creator>
    <meta:editing-duration>P0D</meta:editing-duration>
    <meta:editing-cycles>1</meta:editing-cycles>
    <meta:document-statistic meta:object-count="51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2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/content.xml><?xml version="1.0" encoding="utf-8"?>
<math xmlns="http://www.w3.org/1998/Math/MathML">
  <semantics>
    <mrow>
      <msub>
        <mi>r</mi>
        <mn>3</mn>
      </msub>
    </mrow>
    <annotation encoding="StarMath 5.0">r_3</annotation>
  </semantics>
</math>
</file>

<file path=Object 4/content.xml><?xml version="1.0" encoding="utf-8"?>
<math xmlns="http://www.w3.org/1998/Math/MathML">
  <semantics>
    <mrow>
      <msub>
        <mi>r</mi>
        <mn>4</mn>
      </msub>
    </mrow>
    <annotation encoding="StarMath 5.0">r_4</annotation>
  </semantics>
</math>
</file>